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LinkPanel.getJButt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rnalLinkPanel.isUpTo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ternalLinkPanel.getJPanel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rnalLinkPanel.getRefer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LinkPanel.getJPan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ternalLinkPanel.check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rnalLinkPanel.getLinkUrl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rnalLink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rnalLinkPanel.ExternalLink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rnalLinkPanel.setFields( ExternalUser external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ernalLinkPanel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LinkPanel.setStatusListener( Status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LinkPanel.setNewEntityMode( boolean newEntit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LinkPanel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LinkPanel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LinkPanel.keyRelea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LinkPanel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LinkPanel.alterModifier( ExternalUserModifier mod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